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Yorkto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aleb Giesbrecht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ala Marti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idan Sawatzky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number-columns-repeated="2"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60">
            <text:p>60</text:p>
          </table:table-cell>
          <table:table-cell table:style-name="ce38" table:formula="of:=[Calculations.Q7]" office:value-type="float" office:value="80">
            <text:p>80</text:p>
          </table:table-cell>
          <table:table-cell table:style-name="ce20" table:formula="of:=[Calculations.R7]" office:value-type="float" office:value="100">
            <text:p>10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lexus Wiebe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7" table:style-name="ce27"/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Maya Giesbrecht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essica Janz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60">
            <text:p>60</text:p>
          </table:table-cell>
          <table:table-cell table:style-name="ce20" table:formula="of:=[Calculations.N58]" office:value-type="float" office:value="90">
            <text:p>9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80">
            <text:p>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eresa Kornel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leb Peters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b</text:p>
          </table:table-cell>
          <table:table-cell table:number-columns-repeated="5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nnika Wiebe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 office:value-type="float" office:value="60">
            <text:p>60</text:p>
          </table:table-cell>
          <table:table-cell table:style-name="ce20" table:formula="of:=[Calculations.L109]" office:value-type="float" office:value="80">
            <text:p>80</text:p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110">
            <text:p>11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30">
            <text:p>13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C">
            <text:p>Quiz AC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Yorkton 1">
            <text:p>Yorkton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10">
            <text:p>10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3">
            <text:p>Morris 3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4">
            <text:p>Morris 4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30">
            <text:p>130</text:p>
          </table:table-cell>
          <table:table-cell table:style-name="ce58" table:formula="of:=[Calculations.AE18]" office:value-type="float" office:value="15">
            <text:p>15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Yorkton 1">
            <text:p>Yorkto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aleb Giesbrecht">
            <text:p>Caleb Giesbrecht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ala Martin">
            <text:p>Jaala Marti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idan Sawatzky">
            <text:p>Aidan Sawatzky</text:p>
          </table:table-cell>
          <table:table-cell table:formula="of:=[Calculations.B4]" office:value-type="float" office:value="60">
            <text:p>6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e">
            <text:p>e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60">
            <text:p>60</text:p>
          </table:table-cell>
          <table:table-cell table:style-name="ce65" table:formula="of:=[Calculations.Q7]" office:value-type="float" office:value="80">
            <text:p>80</text:p>
          </table:table-cell>
          <table:table-cell table:style-name="ce65" table:formula="of:=[Calculations.R7]" office:value-type="float" office:value="100">
            <text:p>10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lexus Wiebe">
            <text:p>Alexus Wiebe</text:p>
          </table:table-cell>
          <table:table-cell table:formula="of:=[Calculations.B53]" office:value-type="float" office:value="-10">
            <text:p>-10</text:p>
          </table:table-cell>
          <table:table-cell table:style-name="ce60" table:formula="of:=[Calculations.C53]" office:value-type="float" office:value="2">
            <text:p>2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e">
            <text:p>e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e">
            <text:p>e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Maya Giesbrecht">
            <text:p>Maya Giesbrecht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c">
            <text:p>c</text:p>
          </table:table-cell>
          <table:table-cell table:style-name="ce66" table:formula="of:=[Calculations.N54]" office:value-type="string" office:string-value="c">
            <text:p>c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essica Janzen">
            <text:p>Jessica Janzen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60">
            <text:p>60</text:p>
          </table:table-cell>
          <table:table-cell table:style-name="ce65" table:formula="of:=[Calculations.N58]" office:value-type="float" office:value="90">
            <text:p>9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80">
            <text:p>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eresa Kornelsen">
            <text:p>Teresa Kornel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leb Peters">
            <text:p>Caleb Peters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 office:value-type="string" office:string-value="e">
            <text:p>e</text:p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b">
            <text:p>b</text:p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c">
            <text:p>c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nnika Wiebe">
            <text:p>Annika Wiebe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c">
            <text:p>c</text:p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 office:value-type="float" office:value="60">
            <text:p>60</text:p>
          </table:table-cell>
          <table:table-cell table:style-name="ce65" table:formula="of:=[Calculations.L109]" office:value-type="float" office:value="80">
            <text:p>80</text:p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110">
            <text:p>11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30">
            <text:p>13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Yorkton 1">
            <text:p>Yorkton 1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10">
            <text:p>10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C">
            <text:p>AC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24" table:formula="of:=[Calculations.AE18]" office:value-type="float" office:value="15">
            <text:p>15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aleb Giesbrecht">
            <text:p>Caleb Giesbrecht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ala Martin">
            <text:p>Jaala Martin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idan Sawatzky">
            <text:p>Aidan Sawatzky</text:p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4]" office:value-type="float" office:value="60">
            <text:p>6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Yorkton 1">
            <text:p>Yorkton 1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lexus Wiebe">
            <text:p>Alexus Wiebe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3]" office:value-type="float" office:value="-10">
            <text:p>-10</text:p>
          </table:table-cell>
          <table:table-cell table:style-name="ce24" table:formula="of:=[Calculations.C53]" office:value-type="float" office:value="2">
            <text:p>2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Maya Giesbrecht">
            <text:p>Maya Giesbrecht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essica Janzen">
            <text:p>Jessica Janzen</text:p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3">
            <text:p>Morris 3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eresa Kornelsen">
            <text:p>Teresa Kornelsen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Peters">
            <text:p>Caleb Peters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nnika Wiebe">
            <text:p>Annika Wiebe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C">
            <text:p>AC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Yorkton 1">
            <text:p>Yorkto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aleb Giesbrecht">
            <text:p>Caleb Giesbrecht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ala Martin">
            <text:p>Jaala Marti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idan Sawatzky">
            <text:p>Aidan Sawatzky</text:p>
          </table:table-cell>
          <table:table-cell table:style-name="ce77" table:formula="of:=[.S12]*20+[.Z12]+[.Z24]+[.Z34]" office:value-type="float" office:value="60">
            <text:p>6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e">
            <text:p>e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[.$S$144]" office:value-type="float" office:value="130">
            <text:p>13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5">
            <text:p>15</text:p>
          </table:table-cell>
          <table:table-cell table:style-name="ce78" table:formula="of:=VLOOKUP([.AG$3];TeamPoints;2)+MAX(([.$AC6]-VLOOKUP([.AG$3];TeamPoints;3))/10;0)" office:value-type="float" office:value="14">
            <text:p>14</text:p>
          </table:table-cell>
          <table:table-cell table:style-name="ce78" table:formula="of:=VLOOKUP([.AH$3];TeamPoints;2)+MAX(([.$AC6]-VLOOKUP([.AH$3];TeamPoints;3))/10;0)" office:value-type="float" office:value="13">
            <text:p>13</text:p>
          </table:table-cell>
          <table:table-cell table:style-name="ce78" table:formula="of:=VLOOKUP([.AI$3];TeamPoints;2)+MAX(([.$AC6]-VLOOKUP([.AI$3];TeamPoints;3))/10;0)" office:value-type="float" office:value="13">
            <text:p>13</text:p>
          </table:table-cell>
          <table:table-cell table:style-name="ce78" table:formula="of:=VLOOKUP([.AJ$3];TeamPoints;2)+MAX(([.$AC6]-VLOOKUP([.AJ$3];TeamPoints;3))/10;0)" office:value-type="float" office:value="13">
            <text:p>13</text:p>
          </table:table-cell>
          <table:table-cell table:style-name="ce78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60">
            <text:p>60</text:p>
          </table:table-cell>
          <table:table-cell table:style-name="ce78" table:formula="of:=IF([.Q41]=0;&quot;&quot;;[.Q42])" office:value-type="float" office:value="80">
            <text:p>80</text:p>
          </table:table-cell>
          <table:table-cell table:style-name="ce78" table:formula="of:=IF([.R41]=0;&quot;&quot;;[.R42])" office:value-type="float" office:value="100">
            <text:p>10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Yorkton 1">
            <text:p>Yorkto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3">
            <text:p>Morris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4">
            <text:p>Morris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Yorkton 1">
            <text:p>Yorkton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10">
            <text:p>10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Morris 3">
            <text:p>Morris 3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30">
            <text:p>130</text:p>
          </table:table-cell>
          <table:table-cell table:style-name="ce77" table:formula="of:=HLOOKUP([.AC18];TotalPoints;4)" office:value-type="float" office:value="15">
            <text:p>15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aleb Giesbrecht">
            <text:p>Caleb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ala Martin">
            <text:p>Jaala Mar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idan Sawatzky">
            <text:p>Aidan Sawatzk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lexus Wiebe">
            <text:p>Alexus Wiebe</text:p>
          </table:table-cell>
          <table:table-cell table:style-name="ce77" table:formula="of:=[.S61]*20+[.Z61]+[.Z73]+[.Z83]" office:value-type="float" office:value="-10">
            <text:p>-10</text:p>
          </table:table-cell>
          <table:table-cell table:style-name="ce77" table:formula="of:=[.S73]" office:value-type="float" office:value="2">
            <text:p>2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e">
            <text:p>e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e">
            <text:p>e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Maya Giesbrecht">
            <text:p>Maya Giesbrecht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c">
            <text:p>c</text:p>
          </table:table-cell>
          <table:table-cell table:style-name="ce78" table:formula="of:=IF([Quiz.M15]=0;&quot;&quot;;[Quiz.M15])" office:value-type="string" office:string-value="c">
            <text:p>c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essica Janzen">
            <text:p>Jessica Janzen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60">
            <text:p>60</text:p>
          </table:table-cell>
          <table:table-cell table:style-name="ce78" table:formula="of:=IF([.N92]=0;&quot;&quot;;[.N93])" office:value-type="float" office:value="90">
            <text:p>9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80">
            <text:p>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60">
            <text:p>60</text:p>
          </table:table-cell>
          <table:table-cell table:formula="of:=[.M93]+[.N92]" office:value-type="float" office:value="90">
            <text:p>90</text:p>
          </table:table-cell>
          <table:table-cell table:formula="of:=[.N93]+[.O92]" office:value-type="float" office:value="90">
            <text:p>90</text:p>
          </table:table-cell>
          <table:table-cell table:formula="of:=[.O93]+[.P92]" office:value-type="float" office:value="90">
            <text:p>9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eresa Kornelsen">
            <text:p>Teresa Kornel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Peters">
            <text:p>Caleb Peters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 office:value-type="string" office:string-value="e">
            <text:p>e</text:p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b">
            <text:p>b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c">
            <text:p>c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nnika Wiebe">
            <text:p>Annika Wiebe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c">
            <text:p>c</text:p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 office:value-type="float" office:value="60">
            <text:p>60</text:p>
          </table:table-cell>
          <table:table-cell table:style-name="ce78" table:formula="of:=IF([.L143]=0;&quot;&quot;;[.L144])" office:value-type="float" office:value="80">
            <text:p>8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110">
            <text:p>11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30">
            <text:p>13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2">
            <text:p>2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10">
            <text:p>1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1">
            <text:p>1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true">
            <text:p>TRU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3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2:15.04</meta:creation-date>
    <meta:editing-duration>PT42M1S</meta:editing-duration>
    <meta:editing-cycles>3</meta:editing-cycles>
    <meta:generator>OpenOffice/4.1.6$Win32 OpenOffice.org_project/416m1$Build-9790</meta:generator>
    <dc:date>2019-10-26T13:24:10.11</dc:date>
    <meta:document-statistic meta:table-count="5" meta:cell-count="4333" meta:object-count="0"/>
  </office:meta>
</office:document-meta>
</file>